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002cm" fo:margin-top="0cm" fo:margin-bottom="0cm" table:align="margins" fo:background-color="transparent" fo:keep-with-next="always" style:may-break-between-rows="false">
        <style:background-image/>
      </style:table-properties>
    </style:style>
    <style:style style:name="Table1.A" style:family="table-column">
      <style:table-column-properties style:column-width="3.2cm" style:rel-column-width="13107*"/>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style:vertical-align="middle" fo:background-color="#dddddd" fo:padding="0.097cm" fo:border="0.25pt solid #000000" style:writing-mode="page">
        <style:background-image/>
      </style:table-cell-properties>
    </style:style>
    <style:style style:name="Table1.B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E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1.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2.506cm" style:rel-column-width="10268*"/>
    </style:style>
    <style:style style:name="Tabella5.B" style:family="table-column">
      <style:table-column-properties style:column-width="3.374cm" style:rel-column-width="13816*"/>
    </style:style>
    <style:style style:name="Tabella5.E" style:family="table-column">
      <style:table-column-properties style:column-width="3.374cm" style:rel-column-width="13819*"/>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style:vertical-align="middle" fo:padding="0.097cm" fo:border-left="0.25pt solid #000000" fo:border-right="none" fo:border-top="none" fo:border-bottom="0.25pt solid #000000"/>
    </style:style>
    <style:style style:name="Tabella5.B3" style:family="table-cell">
      <style:table-cell-properties style:vertical-align="middle" fo:padding="0.097cm" fo:border-left="0.25pt solid #000000" fo:border-right="0.25pt solid #000000" fo:border-top="none" fo:border-bottom="0.25pt solid #000000"/>
    </style:style>
    <style:style style:name="Tabella5.A4" style:family="table-cell">
      <style:table-cell-properties style:vertical-align="middle" fo:padding="0.097cm" fo:border-left="0.25pt solid #000000" fo:border-right="none" fo:border-top="none" fo:border-bottom="0.25pt solid #000000"/>
    </style:style>
    <style:style style:name="Tabella5.B4" style:family="table-cell">
      <style:table-cell-properties style:vertical-align="middle" fo:padding="0.097cm" fo:border-left="0.25pt solid #000000" fo:border-right="0.25pt solid #000000" fo:border-top="none" fo:border-bottom="0.25pt solid #000000"/>
    </style:style>
    <style:style style:name="Tabella5.A5" style:family="table-cell">
      <style:table-cell-properties style:vertical-align="middle" fo:padding="0.097cm" fo:border-left="0.25pt solid #000000" fo:border-right="none" fo:border-top="none" fo:border-bottom="0.25pt solid #000000"/>
    </style:style>
    <style:style style:name="Tabella5.B5" style:family="table-cell">
      <style:table-cell-properties style:vertical-align="middle" fo:padding="0.097cm" fo:border-left="0.25pt solid #000000" fo:border-right="0.25pt solid #000000" fo:border-top="none" fo:border-bottom="0.25pt solid #000000"/>
    </style:style>
    <style:style style:name="Tabella5.A6" style:family="table-cell">
      <style:table-cell-properties style:vertical-align="middle" fo:padding="0.097cm" fo:border-left="0.25pt solid #000000" fo:border-right="none" fo:border-top="none" fo:border-bottom="0.25pt solid #000000"/>
    </style:style>
    <style:style style:name="Tabella5.B6" style:family="table-cell">
      <style:table-cell-properties style:vertical-align="middle" fo:padding="0.097cm" fo:border-left="0.25pt solid #000000" fo:border-right="0.25pt solid #000000" fo:border-top="none" fo:border-bottom="0.25pt solid #000000"/>
    </style:style>
    <style:style style:name="Tabella5.A7" style:family="table-cell">
      <style:table-cell-properties style:vertical-align="middle" fo:padding="0.097cm" fo:border-left="0.25pt solid #000000" fo:border-right="none" fo:border-top="none" fo:border-bottom="0.25pt solid #000000"/>
    </style:style>
    <style:style style:name="Tabella5.B7" style:family="table-cell">
      <style:table-cell-properties style:vertical-align="middle"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3.697cm" style:rel-column-width="15141*"/>
    </style:style>
    <style:style style:name="Tabella1.B" style:family="table-column">
      <style:table-column-properties style:column-width="3.076cm" style:rel-column-width="12598*"/>
    </style:style>
    <style:style style:name="Tabella1.E" style:family="table-column">
      <style:table-column-properties style:column-width="3.076cm" style:rel-column-width="12600*"/>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C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0.25pt solid #000000" fo:border-top="none" fo:border-bottom="0.25pt solid #000000"/>
    </style:style>
    <style:style style:name="Tabella1.A5"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paragraph-rsid="0092c9d2"/>
    </style:style>
    <style:style style:name="P6" style:family="paragraph" style:parent-style-name="Contenuto_20_tabella_20_centrato">
      <style:text-properties officeooo:paragraph-rsid="00953405"/>
    </style:style>
    <style:style style:name="P7" style:family="paragraph" style:parent-style-name="Table">
      <style:text-properties officeooo:paragraph-rsid="0092c9d2"/>
    </style:style>
    <style:style style:name="P8" style:family="paragraph" style:parent-style-name="Table">
      <style:text-properties officeooo:paragraph-rsid="00953405"/>
    </style:style>
    <style:style style:name="P9" style:family="paragraph" style:parent-style-name="Table_20_Heading">
      <style:text-properties officeooo:paragraph-rsid="0092c9d2"/>
    </style:style>
    <style:style style:name="P10" style:family="paragraph" style:parent-style-name="Table_20_Heading">
      <style:text-properties officeooo:paragraph-rsid="00953405"/>
    </style:style>
    <style:style style:name="P11" style:family="paragraph" style:parent-style-name="Table_20_Contents">
      <style:paragraph-properties fo:text-align="center" style:justify-single-word="false"/>
      <style:text-properties officeooo:paragraph-rsid="0092c9d2"/>
    </style:style>
    <style:style style:name="P12" style:family="paragraph" style:parent-style-name="Table_20_Contents">
      <style:text-properties officeooo:paragraph-rsid="00953405"/>
    </style:style>
    <style:style style:name="P13" style:family="paragraph" style:parent-style-name="Standard">
      <style:text-properties officeooo:paragraph-rsid="0092c9d2"/>
    </style:style>
    <style:style style:name="P14" style:family="paragraph" style:parent-style-name="EG_20_Nota" style:list-style-name="EG_20_All_20_nota_20_auto">
      <style:text-properties officeooo:paragraph-rsid="0092c9d2"/>
    </style:style>
    <style:style style:name="P15" style:family="paragraph" style:parent-style-name="EG_20_Nota">
      <style:text-properties officeooo:paragraph-rsid="0092c9d2"/>
    </style:style>
    <style:style style:name="P16" style:family="paragraph" style:parent-style-name="Heading_20_2" style:master-page-name="EG_20_Capitoli_20_prima">
      <style:paragraph-properties style:page-number="auto"/>
      <style:text-properties officeooo:rsid="00db65e1" officeooo:paragraph-rsid="0092c9d2"/>
    </style:style>
    <style:style style:name="P17" style:family="paragraph" style:parent-style-name="Heading_20_3">
      <style:text-properties officeooo:paragraph-rsid="0096c04c"/>
    </style:style>
    <style:style style:name="P18" style:family="paragraph" style:parent-style-name="Heading_20_3">
      <style:text-properties officeooo:rsid="007f949f" officeooo:paragraph-rsid="0096c04c"/>
    </style:style>
    <style:style style:name="P19" style:family="paragraph" style:parent-style-name="Heading_20_3" style:master-page-name="EG_20_Capitoli">
      <style:paragraph-properties style:page-number="2" fo:break-before="auto" fo:break-after="auto"/>
      <style:text-properties officeooo:paragraph-rsid="0095adb8"/>
    </style:style>
    <style:style style:name="P20" style:family="paragraph" style:parent-style-name="Heading_20_4">
      <style:text-properties officeooo:rsid="0083028c" officeooo:paragraph-rsid="0096c04c"/>
    </style:style>
    <style:style style:name="P21" style:family="paragraph" style:parent-style-name="Heading_20_4">
      <style:text-properties officeooo:paragraph-rsid="0096c04c"/>
    </style:style>
    <style:style style:name="P22" style:family="paragraph" style:parent-style-name="Text_20_body">
      <style:text-properties officeooo:paragraph-rsid="0092c9d2"/>
    </style:style>
    <style:style style:name="P23" style:family="paragraph" style:parent-style-name="Text_20_body" style:list-style-name="EG_20_All_20_commi">
      <style:text-properties officeooo:paragraph-rsid="0092c9d2"/>
    </style:style>
    <style:style style:name="P24" style:family="paragraph" style:parent-style-name="Text_20_body">
      <style:text-properties officeooo:rsid="00b53341" officeooo:paragraph-rsid="0092c9d2"/>
    </style:style>
    <style:style style:name="P25" style:family="paragraph" style:parent-style-name="Text_20_body" style:list-style-name="EG_20_All_20_commi">
      <style:text-properties style:use-window-font-color="true" loext:opacity="0%" fo:font-size="11pt" officeooo:rsid="00ef6909" officeooo:paragraph-rsid="0092c9d2" style:font-size-asian="10.5pt"/>
    </style:style>
    <style:style style:name="P26" style:family="paragraph" style:parent-style-name="Text_20_body" style:list-style-name="EG_20_All_20_commi">
      <style:text-properties fo:color="#000000" loext:opacity="100%" style:text-line-through-style="none" style:text-line-through-type="none" style:font-name="Liberation Serif" fo:font-size="11pt" fo:font-style="normal" officeooo:rsid="05773262" officeooo:paragraph-rsid="0092c9d2" style:font-size-asian="11pt" style:font-style-asian="normal" style:font-style-complex="normal"/>
    </style:style>
    <style:style style:name="P27" style:family="paragraph" style:parent-style-name="Text_20_body" style:master-page-name="">
      <style:paragraph-properties style:page-number="auto"/>
      <style:text-properties officeooo:paragraph-rsid="0092c9d2"/>
    </style:style>
    <style:style style:name="P28" style:family="paragraph" style:parent-style-name="Text_20_body" style:list-style-name="EG_20_All_20_commi" style:master-page-name="">
      <style:paragraph-properties style:page-number="auto" fo:keep-with-next="always"/>
      <style:text-properties officeooo:rsid="0083028c" officeooo:paragraph-rsid="0092c9d2"/>
    </style:style>
    <style:style style:name="P29" style:family="paragraph" style:parent-style-name="Text_20_body" style:list-style-name="EG_20_All_20_commi" style:master-page-name="">
      <style:paragraph-properties style:page-number="auto" fo:keep-with-next="always"/>
      <style:text-properties officeooo:paragraph-rsid="0092c9d2"/>
    </style:style>
    <style:style style:name="T1" style:family="text">
      <style:text-properties style:use-window-font-color="true" loext:opacity="0%" fo:font-size="11pt" officeooo:rsid="011ddf12" style:font-size-asian="10.5pt"/>
    </style:style>
    <style:style style:name="T2" style:family="text">
      <style:text-properties style:use-window-font-color="true" loext:opacity="0%" fo:font-size="11pt" officeooo:rsid="0128269d" style:font-size-asian="10.5pt"/>
    </style:style>
    <style:style style:name="T3" style:family="text">
      <style:text-properties style:use-window-font-color="true" loext:opacity="0%" fo:font-size="11pt" officeooo:rsid="00ef6909" style:font-size-asian="10.5pt"/>
    </style:style>
    <style:style style:name="T4" style:family="text">
      <style:text-properties style:use-window-font-color="true" loext:opacity="0%" fo:font-size="11pt" officeooo:rsid="00b5c7e1" style:font-size-asian="10.5pt"/>
    </style:style>
    <style:style style:name="T5" style:family="text">
      <style:text-properties style:use-window-font-color="true" loext:opacity="0%" fo:font-size="11pt" officeooo:rsid="00a18f76" style:font-size-asian="10.5pt"/>
    </style:style>
    <style:style style:name="T6" style:family="text">
      <style:text-properties style:use-window-font-color="true" loext:opacity="0%" fo:font-size="11pt" officeooo:rsid="00fe3a52" style:font-size-asian="10.5pt"/>
    </style:style>
    <style:style style:name="T7" style:family="text">
      <style:text-properties style:use-window-font-color="true" loext:opacity="0%" fo:font-size="11pt" fo:language="en" fo:country="GB" officeooo:rsid="00b6948a" style:font-size-asian="10.5pt"/>
    </style:style>
    <style:style style:name="T8" style:family="text">
      <style:text-properties fo:color="#21409a" loext:opacity="100%" fo:font-size="9pt" officeooo:rsid="00dc41cc" style:font-size-asian="10.5pt"/>
    </style:style>
    <style:style style:name="T9" style:family="text">
      <style:text-properties fo:color="#21409a" loext:opacity="100%" fo:font-size="11pt" fo:font-style="italic" officeooo:rsid="0092e565" style:font-size-asian="10.5pt"/>
    </style:style>
    <style:style style:name="T10" style:family="text">
      <style:text-properties fo:color="#21409a" loext:opacity="100%" fo:font-size="11pt" fo:font-style="italic" officeooo:rsid="00998a16" style:font-size-asian="10.5pt"/>
    </style:style>
    <style:style style:name="T11" style:family="text">
      <style:text-properties officeooo:rsid="011ddf12"/>
    </style:style>
    <style:style style:name="T12" style:family="text">
      <style:text-properties officeooo:rsid="00f828b9"/>
    </style:style>
    <style:style style:name="T13" style:family="text">
      <style:text-properties officeooo:rsid="00b2b9bc"/>
    </style:style>
    <style:style style:name="T14" style:family="text">
      <style:text-properties fo:font-style="italic" style:font-style-asian="italic" style:font-style-complex="italic"/>
    </style:style>
    <style:style style:name="T15" style:family="text">
      <style:text-properties officeooo:rsid="00ff980a"/>
    </style:style>
    <style:style style:name="T16" style:family="text">
      <style:text-properties officeooo:rsid="007074ab"/>
    </style:style>
    <style:style style:name="T17" style:family="text">
      <style:text-properties officeooo:rsid="00850e6a"/>
    </style:style>
    <style:style style:name="T18" style:family="text">
      <style:text-properties officeooo:rsid="00b2f2ff"/>
    </style:style>
    <style:style style:name="T19" style:family="text">
      <style:text-properties officeooo:rsid="00b53341"/>
    </style:style>
    <style:style style:name="T20" style:family="text">
      <style:text-properties officeooo:rsid="0117964a"/>
    </style:style>
    <style:style style:name="T21" style:family="text">
      <style:text-properties officeooo:rsid="067bbb98" fo:background-color="transparent" loext:char-shading-value="0"/>
    </style:style>
    <style:style style:name="T22" style:family="text">
      <style:text-properties officeooo:rsid="007297f4"/>
    </style:style>
    <style:style style:name="T23" style:family="text">
      <style:text-properties officeooo:rsid="05773262"/>
    </style:style>
    <style:style style:name="T24" style:family="text">
      <style:text-properties fo:color="#000000" loext:opacity="100%" style:text-line-through-style="none" style:text-line-through-type="none" style:font-name="Liberation Serif" fo:font-size="11pt" fo:font-style="normal" officeooo:rsid="05773262" style:font-size-asian="11pt" style:font-style-asian="normal" style:font-style-complex="normal"/>
    </style:style>
    <style:style style:name="T25" style:family="text">
      <style:text-properties fo:color="#000000" loext:opacity="100%" style:text-line-through-style="none" style:text-line-through-type="none" style:font-name="Liberation Serif" fo:font-size="11pt" fo:font-style="normal" officeooo:rsid="00b5c7e1" style:font-size-asian="11pt" style:font-style-asian="normal" style:font-style-complex="normal"/>
    </style:style>
    <style:style style:name="T26" style:family="text">
      <style:text-properties officeooo:rsid="00b5c7e1"/>
    </style:style>
    <style:style style:name="T27" style:family="text">
      <style:text-properties officeooo:rsid="00f35e9b"/>
    </style:style>
    <style:style style:name="T28" style:family="text">
      <style:text-properties officeooo:rsid="054e190d"/>
    </style:style>
    <style:style style:name="T29" style:family="text">
      <style:text-properties officeooo:rsid="05059ef4"/>
    </style:style>
    <style:style style:name="T30" style:family="text">
      <style:text-properties officeooo:rsid="00cfa886"/>
    </style:style>
    <style:style style:name="T31" style:family="text">
      <style:text-properties officeooo:rsid="00a18f76"/>
    </style:style>
    <style:style style:name="T32" style:family="text">
      <style:text-properties fo:language="en" fo:country="GB" officeooo:rsid="00b6948a"/>
    </style:style>
    <style:style style:name="T33" style:family="text">
      <style:text-properties officeooo:rsid="0083028c"/>
    </style:style>
    <style:style style:name="T34" style:family="text">
      <style:text-properties officeooo:rsid="00953405"/>
    </style:style>
    <style:style style:name="T35" style:family="text">
      <style:text-properties officeooo:rsid="0095adb8"/>
    </style:style>
    <style:style style:name="T36" style:family="text">
      <style:text-properties officeooo:rsid="0096c04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6" text:outline-level="2"><text:bookmark-start text:name="__RefHeading___Toc2152_3957911219"/><text:reference-mark-start text:name="ch rtv asili"/>Asili nido<text:bookmark-end text:name="__RefHeading___Toc2152_3957911219"/><text:reference-mark-end text:name="ch rtv asil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96404_1164764843" text:style-name="Index_20_Link" text:visited-style-name="Index_20_Link">Campo di applicazione</text:a></text:p>
          <text:p text:style-name="P3"><text:a xlink:type="simple" xlink:href="#__RefHeading___Toc197885_1164764843" text:style-name="Index_20_Link" text:visited-style-name="Index_20_Link">Definizioni</text:a></text:p>
          <text:p text:style-name="P3"><text:a xlink:type="simple" xlink:href="#__RefHeading___Toc197887_1164764843" text:style-name="Index_20_Link" text:visited-style-name="Index_20_Link">Classificazioni</text:a></text:p>
          <text:p text:style-name="P3"><text:a xlink:type="simple" xlink:href="#__RefHeading___Toc197889_1164764843" text:style-name="Index_20_Link" text:visited-style-name="Index_20_Link">Valutazione del rischio di incendio</text:a></text:p>
          <text:p text:style-name="P3"><text:a xlink:type="simple" xlink:href="#__RefHeading___Toc197891_1164764843" text:style-name="Index_20_Link" text:visited-style-name="Index_20_Link">Strategia antincendio</text:a></text:p>
          <text:p text:style-name="P4"><text:a xlink:type="simple" xlink:href="#__RefHeading___Toc197893_1164764843" text:style-name="Index_20_Link" text:visited-style-name="Index_20_Link">Reazione al fuoco</text:a></text:p>
          <text:p text:style-name="P4"><text:a xlink:type="simple" xlink:href="#__RefHeading___Toc197895_1164764843" text:style-name="Index_20_Link" text:visited-style-name="Index_20_Link">Resistenza al fuoco</text:a></text:p>
          <text:p text:style-name="P4"><text:a xlink:type="simple" xlink:href="#__RefHeading___Toc197897_1164764843" text:style-name="Index_20_Link" text:visited-style-name="Index_20_Link">Compartimentazione</text:a></text:p>
          <text:p text:style-name="P4"><text:a xlink:type="simple" xlink:href="#__RefHeading___Toc197899_1164764843" text:style-name="Index_20_Link" text:visited-style-name="Index_20_Link">Esodo</text:a></text:p>
          <text:p text:style-name="P4"><text:a xlink:type="simple" xlink:href="#__RefHeading___Toc197901_1164764843" text:style-name="Index_20_Link" text:visited-style-name="Index_20_Link">Gestione della sicurezza antincendio</text:a></text:p>
          <text:p text:style-name="P4"><text:a xlink:type="simple" xlink:href="#__RefHeading___Toc197903_1164764843" text:style-name="Index_20_Link" text:visited-style-name="Index_20_Link">Controllo dell’incendio</text:a></text:p>
          <text:p text:style-name="P4"><text:a xlink:type="simple" xlink:href="#__RefHeading___Toc197905_1164764843" text:style-name="Index_20_Link" text:visited-style-name="Index_20_Link">Rivelazione ed allarme</text:a></text:p>
          <text:p text:style-name="P4"><text:a xlink:type="simple" xlink:href="#__RefHeading___Toc197907_1164764843" text:style-name="Index_20_Link" text:visited-style-name="Index_20_Link">Sicurezza degli impianti tecnologici e di servizio</text:a></text:p>
        </text:index-body>
      </text:table-of-content>
      <text:p text:style-name="P13"><text:bookmark-start text:name="__RefHeading__71512_1701760167"/><text:bookmark-end text:name="__RefHeading__71512_1701760167"/></text:p>
      <text:h text:style-name="P19" text:outline-level="3"><text:bookmark-start text:name="__RefHeading___Toc196404_1164764843"/><text:span text:style-name="T35">C</text:span>ampo di applicazione<text:bookmark-end text:name="__RefHeading___Toc196404_1164764843"/></text:h>
      <text:list xml:id="list2909719526" text:style-name="EG_20_All_20_commi">
        <text:list-item text:start-value="1">
          <text:p text:style-name="P27">La presente regola tecnica verticale si applica agli asili nido con numero di occupanti superiore a 30.</text:p>
        </text:list-item>
      </text:list>
      <text:list xml:id="list285364090" text:style-name="EG_20_All_20_nota_20_auto">
        <text:list-item>
          <text:p text:style-name="P14">Ai fini della presente RTV le “<text:span text:style-name="Emphasis">persone presenti”</text:span> di cui al punto 67 del d.p.R. n. 151 del 2011 sono da intendersi quali <text:span text:style-name="Emphasis">occupanti</text:span>.</text:p>
        </text:list-item>
      </text:list>
      <text:h text:style-name="P17" text:outline-level="3"><text:bookmark-start text:name="__RefHeading___Toc197885_1164764843"/><text:span text:style-name="T36">D</text:span>efinizioni<text:bookmark-end text:name="__RefHeading___Toc197885_1164764843"/></text:h>
      <text:list xml:id="list100153108512948" text:continue-list="list2909719526" text:style-name="EG_20_All_20_commi">
        <text:list-item text:start-value="1">
          <text:p text:style-name="P22">Bambini: occupanti di età compresa tra i 3 ed i 36 mesi.</text:p>
        </text:list-item>
        <text:list-item>
          <text:p text:style-name="P22">Asili nido: strutture educative destinate ai bambini.</text:p>
        </text:list-item>
        <text:list-item>
          <text:p text:style-name="P22">Attestato di idoneità tecnica: attestato previsto dall’articolo 3 del decreto legge 1 ottobre 1996 n. 512 convertito, con modificazioni, dalla legge 28 novembre 1996 n. 609.</text:p>
        </text:list-item>
      </text:list>
      <text:h text:style-name="P18" text:outline-level="3"><text:bookmark-start text:name="__RefHeading___Toc197887_1164764843"/><text:span text:style-name="T36">C</text:span>lassificazioni<text:bookmark-end text:name="__RefHeading___Toc197887_1164764843"/></text:h>
      <text:list xml:id="list100153605643793" text:continue-list="list100153108512948" text:style-name="EG_20_All_20_commi">
        <text:list-item text:start-value="1">
          <text:p text:style-name="P22">Ai fini della presente regola tecnica, gli asili nido sono classificati come segue:</text:p>
          <text:p text:style-name="P22">a. in relazione alla massima <text:span text:style-name="Emphasis">quota dei piani</text:span> h:</text:p>
          <text:list>
            <text:list-header>
              <text:p text:style-name="P23"><text:span text:style-name="Strong_20_Emphasis">HA</text:span>: ≤ 12 m;</text:p>
              <text:p text:style-name="P22"><text:span text:style-name="Strong_20_Emphasis">HB</text:span>: 12 m &lt;h ≤ 32 m;</text:p>
              <text:p text:style-name="P22"><text:span text:style-name="Strong_20_Emphasis">HC</text:span>: 32 m &lt;h ≤ 54 m;</text:p>
              <text:p text:style-name="P22"><text:span text:style-name="Strong_20_Emphasis">HD</text:span>: h &gt; 54 m.</text:p>
            </text:list-header>
          </text:list>
        </text:list-item>
        <text:list-item>
          <text:p text:style-name="P23">Le aree dell’attività sono classificate come segue:</text:p>
          <text:p text:style-name="P23"><text:span text:style-name="Strong_20_Emphasis"><text:span text:style-name="T12">T</text:span></text:span><text:span text:style-name="Strong_20_Emphasis">A</text:span>: aree destinate principalmente alla presenza di bambini;</text:p>
          <text:p text:style-name="P23"><text:span text:style-name="Strong_20_Emphasis">TB</text:span>: aree destinate ad uffici o servizi;</text:p>
        </text:list-item>
      </text:list>
      <text:list xml:id="list100152050247386" text:continue-list="list285364090" text:style-name="EG_20_All_20_nota_20_auto">
        <text:list-item>
          <text:p text:style-name="P15">Per servizi si intendono, ad esempio: servizi igienici, ambulatori, spogliatoi, … Per servizi non sono da intendersi aree destinate ad impianti.</text:p>
        </text:list-item>
      </text:list>
      <text:list xml:id="list100152287283688" text:continue-list="list100153605643793" text:style-name="EG_20_All_20_commi">
        <text:list-header>
          <text:p text:style-name="P23"><text:span text:style-name="Strong_20_Emphasis">TC</text:span>: aree destinate al confezionamento dei pasti nel caso vi sia presenza di impianti a gas;</text:p>
          <text:p text:style-name="P23"><text:span text:style-name="Strong_20_Emphasis">TM1</text:span>: locali destinati a lavaggio della biancheria o a deposito con carico di incendio specifico q<text:span text:style-name="EG_20_Pedice">f</text:span> &gt; 300 MJ/m<text:span text:style-name="EG_20_Apice">2</text:span>;</text:p>
          <text:p text:style-name="P23"><text:span text:style-name="Strong_20_Emphasis">TM2</text:span>: locali destinati a lavaggio della biancheria o a deposito con carico d’incendio specifico q<text:span text:style-name="EG_20_Pedice">f</text:span> &gt; 900 MJ/m<text:span text:style-name="EG_20_Apice">2</text:span>;</text:p>
          <text:p text:style-name="P23"><text:span text:style-name="Strong_20_Emphasis">TO</text:span>: aree destinate a spazi comuni;</text:p>
          <text:p text:style-name="P23"><text:span text:style-name="Strong_20_Emphasis">TZ</text:span>: altre aree non ricomprese nelle precedenti.</text:p>
        </text:list-header>
        <text:list-item>
          <text:p text:style-name="P23">Sono considerate <text:span text:style-name="Emphasis">aree a rischio specifico</text:span> (capitolo <text:reference-ref text:reference-format="chapter" text:ref-name="ch aree a rischio specifico">Errore: sorgente del riferimento non trovata</text:reference-ref>) almeno le seguenti aree dell’attività: aree T<text:span text:style-name="T13">M2</text:span>.</text:p>
        </text:list-item>
      </text:list>
      <text:h text:style-name="P17" text:outline-level="3"><text:bookmark-start text:name="__RefHeading___Toc197889_1164764843"/><text:span text:style-name="T36">V</text:span>alutazione del rischio di incendio<text:bookmark-end text:name="__RefHeading___Toc197889_1164764843"/></text:h>
      <text:list xml:id="list100152196811226" text:continue-list="list100152287283688" text:style-name="EG_20_All_20_commi">
        <text:list-item text:start-value="1">
          <text:p text:style-name="P23">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23">I <text:span text:style-name="T14">profili di rischio</text:span> sono determinati secondo la metodologia di cui al capitolo <text:reference-ref text:reference-format="chapter" text:ref-name="ch profili di rischio">Errore: sorgente del riferimento non trovata</text:reference-ref>.</text:p>
        </text:list-item>
        <text:list-item>
          <text:p text:style-name="P23"><text:soft-page-break/>La valutazione del rischio di incendio deve tenere conto della vulnerabilità e delle capacità motorie, che non consentono di raggiungere autonomamente un luogo sicuro, nonché delle condizioni di permanenza dei bambini nella struttura (es. in culla, nei lettini, …), soprattutto ai fini della progettazione del sistema di esodo (<text:span text:style-name="T2">c</text:span><text:span text:style-name="T3">apitolo </text:span><text:span text:style-name="T3"><text:reference-ref text:reference-format="chapter" text:ref-name="ch esodo">Errore: sorgente del riferimento non trovata</text:reference-ref></text:span><text:span text:style-name="T3">)</text:span> e della gestione della sicurezza antincendio <text:span text:style-name="T3">(capitolo </text:span><text:span text:style-name="T3"><text:reference-ref text:reference-format="chapter" text:ref-name="ch gestione sicurezza">Errore: sorgente del riferimento non trovata</text:reference-ref></text:span><text:span text:style-name="T3">).</text:span></text:p>
        </text:list-item>
      </text:list>
      <text:h text:style-name="P17" text:outline-level="3"><text:bookmark-start text:name="__RefHeading___Toc197891_1164764843"/><text:span text:style-name="T36">S</text:span>trategia antincendio<text:bookmark-end text:name="__RefHeading___Toc197891_1164764843"/></text:h>
      <text:list xml:id="list100152272106790" text:continue-list="list100152196811226" text:style-name="EG_20_All_20_commi">
        <text:list-item text:start-value="1">
          <text:p text:style-name="P23">Devono essere applicate <text:span text:style-name="T14">tutte</text:span> le misure antincendio della <text:span text:style-name="Emphasis">regola tecnica orizzontale</text:span> (RTO) attribuendo i livelli di prestazione secondo i criteri in esse definiti, fermo restando quanto indicato al successivo punto 4.</text:p>
        </text:list-item>
        <text:list-item>
          <text:p text:style-name="P23">Devono essere applicate le prescrizioni del capitol<text:span text:style-name="T15">o </text:span><text:reference-ref text:reference-format="chapter" text:ref-name="ch aree a rischio specifico">Errore: sorgente del riferimento non trovata</text:reference-ref><text:span text:style-name="T16"> in merito alle aree a rischio specifico e le prescrizioni delle altre </text:span><text:span text:style-name="Emphasis"><text:span text:style-name="T16">regole tecniche verticali</text:span></text:span><text:span text:style-name="T16">, ove pertinenti.</text:span></text:p>
        </text:list-item>
        <text:list-item>
          <text:p text:style-name="P23">Non sono ammesse aree a rischio per <text:span text:style-name="Emphasis">atmosfere esplosive</text:span>.</text:p>
        </text:list-item>
        <text:list-item>
          <text:p text:style-name="P23">Nei paragrafi che seguono sono riportate <text:span text:style-name="T34">le </text:span>indicazioni complementari o sostitutive delle <text:span text:style-name="Emphasis">soluzioni conformi</text:span> previste dai corrispondenti livelli di prestazione della RTO.</text:p>
        </text:list-item>
      </text:list>
      <text:h text:style-name="P20" text:outline-level="4"><text:bookmark-start text:name="__RefHeading___Toc197893_1164764843"/><text:span text:style-name="T36">R</text:span>eazione al fuoco<text:bookmark-end text:name="__RefHeading___Toc197893_1164764843"/></text:h>
      <text:list xml:id="list100153671518621" text:continue-list="list100152272106790" text:style-name="EG_20_All_20_commi">
        <text:list-item text:start-value="1">
          <text:p text:style-name="P23">Nelle aree TA sono ammessi solo materiali del gruppo GM1.</text:p>
        </text:list-item>
      </text:list>
      <text:list xml:id="list100152006603708" text:continue-list="list100152050247386" text:style-name="EG_20_All_20_nota_20_auto">
        <text:list-item>
          <text:p text:style-name="P15">I corredi personali dei bambini (es. coperte, copriletti, cuscini, …) ed i giochi non sono da considerarsi materiali.</text:p>
        </text:list-item>
      </text:list>
      <text:h text:style-name="P20" text:outline-level="4"><text:bookmark-start text:name="__RefHeading___Toc197895_1164764843"/><text:span text:style-name="T36">R</text:span>esistenza al fuoco<text:bookmark-end text:name="__RefHeading___Toc197895_1164764843"/></text:h>
      <text:list xml:id="list100152946835877" text:continue-list="list100153671518621" text:style-name="EG_20_All_20_commi">
        <text:list-item text:start-value="1">
          <text:p text:style-name="P28">La classe di resistenza al fuoco dei compartimenti (<text:span text:style-name="T17">c</text:span>apitolo <text:reference-ref text:reference-format="chapter" text:ref-name="ch resistenza al fuoco">Errore: sorgente del riferimento non trovata</text:reference-ref>) non può essere<text:span text:style-name="T18"> comunque </text:span>inferiore a quanto previsto in tabella <text:sequence-ref text:reference-format="value" text:ref-name="refTable0">V.9-1</text:sequence-ref>.</text:p>
        </text:list-item>
      </text:list>
      <table:table table:name="Table1" table:style-name="Table1">
        <table:table-column table:style-name="Table1.A" table:number-columns-repeated="5"/>
        <table:table-row table:style-name="Table1.1">
          <table:table-cell table:style-name="Table1.A1" table:number-rows-spanned="2" office:value-type="string">
            <text:p text:style-name="P9">Compartimenti</text:p>
          </table:table-cell>
          <table:table-cell table:style-name="Table1.B1" table:number-columns-spanned="4" office:value-type="string">
            <text:p text:style-name="P9">Attività</text:p>
          </table:table-cell>
          <table:covered-table-cell/>
          <table:covered-table-cell/>
          <table:covered-table-cell/>
        </table:table-row>
        <table:table-row table:style-name="Table1.1">
          <table:covered-table-cell/>
          <table:table-cell table:style-name="Table1.B2" office:value-type="string">
            <text:p text:style-name="P9">HA</text:p>
          </table:table-cell>
          <table:table-cell table:style-name="Table1.B2" office:value-type="string">
            <text:p text:style-name="P9">HB</text:p>
          </table:table-cell>
          <table:table-cell table:style-name="Table1.B2" office:value-type="string">
            <text:p text:style-name="P9">HC</text:p>
          </table:table-cell>
          <table:table-cell table:style-name="Table1.E2" office:value-type="string">
            <text:p text:style-name="P9">HD</text:p>
          </table:table-cell>
        </table:table-row>
        <table:table-row table:style-name="TableLine94652352044944">
          <table:table-cell table:style-name="Table1.A3" office:value-type="string">
            <text:p text:style-name="P11">Fuori terra</text:p>
          </table:table-cell>
          <table:table-cell table:style-name="Table1.A3" office:value-type="string">
            <text:p text:style-name="P11">30</text:p>
          </table:table-cell>
          <table:table-cell table:style-name="Table1.A3" table:number-columns-spanned="2" office:value-type="string">
            <text:p text:style-name="P11">60</text:p>
          </table:table-cell>
          <table:covered-table-cell/>
          <table:table-cell table:style-name="Table1.E3" office:value-type="string">
            <text:p text:style-name="P11">90</text:p>
          </table:table-cell>
        </table:table-row>
        <table:table-row table:style-name="TableLine94652305216112">
          <table:table-cell table:style-name="Table1.A3" office:value-type="string">
            <text:p text:style-name="P11">Interrati</text:p>
          </table:table-cell>
          <table:table-cell table:style-name="Table1.A3" table:number-columns-spanned="3" office:value-type="string">
            <text:p text:style-name="P11">60</text:p>
          </table:table-cell>
          <table:covered-table-cell/>
          <table:covered-table-cell/>
          <table:table-cell table:style-name="Table1.E3" office:value-type="string">
            <text:p text:style-name="P11">90</text:p>
          </table:table-cell>
        </table:table-row>
      </table:table>
      <text:p text:style-name="P7">Tab<text:span text:style-name="T9">ella</text:span> <text:sequence text:ref-name="refTable0" text:name="Table" text:formula="ooow:Table+1" style:num-format="1">V.9-1</text:sequence>: Classe di resistenza al fuoco</text:p>
      <text:h text:style-name="P20" text:outline-level="4"><text:bookmark-start text:name="__RefHeading___Toc197897_1164764843"/><text:span text:style-name="T36">C</text:span>ompartimentazione<text:bookmark-end text:name="__RefHeading___Toc197897_1164764843"/></text:h>
      <text:list xml:id="list100152704576309" text:continue-list="list100152946835877" text:style-name="EG_20_All_20_commi">
        <text:list-item text:start-value="1">
          <text:p text:style-name="P22">Le aree TA devono essere ubicate <text:span text:style-name="Emphasis">a quota di piano</text:span> ≥ -<text:span text:style-name="T19">1</text:span> m.</text:p>
        </text:list-item>
        <text:list-item>
          <text:p text:style-name="P23">Le aree dell’attività devono avere le caratteristiche di compartimentazione (<text:span text:style-name="T20">c</text:span>apitolo <text:reference-ref text:reference-format="chapter" text:ref-name="ch compartimentazione">Errore: sorgente del riferimento non trovata</text:reference-ref>) previste in tabella <text:sequence-ref text:reference-format="value" text:ref-name="refTable1">V.9-2</text:sequence-ref>.</text:p>
        </text:list-item>
      </text:list>
      <table:table table:name="Tabella5" table:style-name="Tabella5">
        <table:table-column table:style-name="Tabella5.A"/>
        <table:table-column table:style-name="Tabella5.B" table:number-columns-repeated="3"/>
        <table:table-column table:style-name="Tabella5.E"/>
        <text:soft-page-break/>
        <table:table-row table:style-name="TableLine94652235209648">
          <table:table-cell table:style-name="Tabella5.A1" table:number-rows-spanned="2" office:value-type="string">
            <text:p text:style-name="P9">Area</text:p>
          </table:table-cell>
          <table:table-cell table:style-name="Tabella5.B1" table:number-columns-spanned="4" office:value-type="string">
            <text:p text:style-name="P9">Attività</text:p>
          </table:table-cell>
          <table:covered-table-cell/>
          <table:covered-table-cell/>
          <table:covered-table-cell/>
        </table:table-row>
        <table:table-row table:style-name="TableLine94652329511168">
          <table:covered-table-cell/>
          <table:table-cell table:style-name="Tabella5.B2" office:value-type="string">
            <text:p text:style-name="P9">HA</text:p>
          </table:table-cell>
          <table:table-cell table:style-name="Tabella5.B2" office:value-type="string">
            <text:p text:style-name="P9">HB</text:p>
          </table:table-cell>
          <table:table-cell table:style-name="Tabella5.B2" office:value-type="string">
            <text:p text:style-name="P9">HC</text:p>
          </table:table-cell>
          <table:table-cell table:style-name="Tabella5.E2" office:value-type="string">
            <text:p text:style-name="P9">HD</text:p>
          </table:table-cell>
        </table:table-row>
        <table:table-row table:style-name="TableLine94652255611904">
          <table:table-cell table:style-name="Tabella5.A3" office:value-type="string">
            <text:p text:style-name="P5">TA, TB e TO</text:p>
          </table:table-cell>
          <table:table-cell table:style-name="Tabella5.B3" table:number-columns-spanned="4" office:value-type="string">
            <text:p text:style-name="P5">Di tipo protetto con superficie lorda massima del compartimento non superiore a 1000 m<text:span text:style-name="EG_20_Apice">2</text:span></text:p>
          </table:table-cell>
          <table:covered-table-cell/>
          <table:covered-table-cell/>
          <table:covered-table-cell/>
        </table:table-row>
        <table:table-row table:style-name="TableLine94652229493648">
          <table:table-cell table:style-name="Tabella5.A6" office:value-type="string">
            <text:p text:style-name="P5">TC</text:p>
          </table:table-cell>
          <table:table-cell table:style-name="Tabella5.B5" table:number-columns-spanned="4" office:value-type="string">
            <text:p text:style-name="P5">Di tipo protetto</text:p>
          </table:table-cell>
          <table:covered-table-cell/>
          <table:covered-table-cell/>
          <table:covered-table-cell/>
        </table:table-row>
        <table:table-row table:style-name="TableLine94652239155168">
          <table:table-cell table:style-name="Tabella5.A6" office:value-type="string">
            <text:p text:style-name="P5">TM1</text:p>
          </table:table-cell>
          <table:table-cell table:style-name="Tabella5.B5" table:number-columns-spanned="4" office:value-type="string">
            <text:p text:style-name="P5">Di tipo protetto</text:p>
          </table:table-cell>
          <table:covered-table-cell/>
          <table:covered-table-cell/>
          <table:covered-table-cell/>
        </table:table-row>
        <table:table-row table:style-name="TableLine94652250516224">
          <table:table-cell table:style-name="Tabella5.A6" office:value-type="string">
            <text:p text:style-name="P5">TM2</text:p>
          </table:table-cell>
          <table:table-cell table:style-name="Tabella5.B6" table:number-columns-spanned="4" office:value-type="string">
            <text:p text:style-name="P5">Il resto dell’attività deve essere a prova di fumo proveniente dall’area TM2</text:p>
          </table:table-cell>
          <table:covered-table-cell/>
          <table:covered-table-cell/>
          <table:covered-table-cell/>
        </table:table-row>
        <table:table-row table:style-name="TableLine94652321235264">
          <table:table-cell table:style-name="Tabella5.A7" office:value-type="string">
            <text:p text:style-name="P5">TZ</text:p>
          </table:table-cell>
          <table:table-cell table:style-name="Tabella5.B7" table:number-columns-spanned="4" office:value-type="string">
            <text:p text:style-name="P5">Secondo risultanze della valutazione del rischio</text:p>
          </table:table-cell>
          <table:covered-table-cell/>
          <table:covered-table-cell/>
          <table:covered-table-cell/>
        </table:table-row>
      </table:table>
      <text:p text:style-name="P7"><text:span text:style-name="T21">Tabella </text:span><text:span text:style-name="T21"><text:sequence text:ref-name="refTable1" text:name="Table" text:formula="ooow:Table+1" style:num-format="1">V.9-2</text:sequence></text:span><text:span text:style-name="T21">: Compartimentazione</text:span></text:p>
      <text:h text:style-name="P20" text:outline-level="4"><text:bookmark-start text:name="__RefHeading___Toc197899_1164764843"/><text:span text:style-name="T36">E</text:span>sodo<text:bookmark-end text:name="__RefHeading___Toc197899_1164764843"/></text:h>
      <text:list xml:id="list100152085109758" text:continue-list="list100152704576309" text:style-name="EG_20_All_20_commi">
        <text:list-item text:start-value="1">
          <text:p text:style-name="P24">Nelle aree TA l’affollamento è pari al numero massimo di occupanti previsto.</text:p>
        </text:list-item>
        <text:list-item>
          <text:p text:style-name="P22"><text:span text:style-name="T19">Da ciascuna area TA e TO è ammessa lunghezza di corridoio cieco ≤ 20 m ed affollamento degli ambiti serviti </text:span>non superiore a <text:span text:style-name="T19">50 occupanti.</text:span></text:p>
        </text:list-item>
        <text:list-item>
          <text:p text:style-name="P24">Nelle aree TA, TB e TO deve essere prevista segnaletica di sicurezza a pavimento finalizzata ad indicare le vie d’esodo fino al luogo sicuro in ogni condizione di esercizio dell’attività.</text:p>
        </text:list-item>
      </text:list>
      <text:list xml:id="list100153575963528" text:continue-list="list100152006603708" text:style-name="EG_20_All_20_nota_20_auto">
        <text:list-item>
          <text:p text:style-name="P15">La segnaletica a pavimento può essere di tipo retroilluminato o catarifrangente.</text:p>
        </text:list-item>
      </text:list>
      <text:h text:style-name="P20" text:outline-level="4"><text:bookmark-start text:name="__RefHeading___Toc197901_1164764843"/><text:span text:style-name="T36">G</text:span>estione della sicurezza antincendio<text:bookmark-end text:name="__RefHeading___Toc197901_1164764843"/></text:h>
      <text:list xml:id="list100152905461726" text:continue-list="list100152085109758" text:style-name="EG_20_All_20_commi">
        <text:list-item text:start-value="1">
          <text:p text:style-name="P25">Ai soli fini dell’attribuzione del livello di prestazione della gestione della sicurezza antincendio, il <text:span text:style-name="Emphasis">numero di posti letto</text:span> è da assumersi pari al numero dei bambini.</text:p>
        </text:list-item>
        <text:list-item>
          <text:p text:style-name="P23"><text:span text:style-name="T4">L</text:span><text:span text:style-name="T3">a frequenza delle prove di attuazione del piano di emergenza deve </text:span>essere non inferiore a 3<text:span text:style-name="T3"> volte l’anno e, comunque, la prima prova deve essere effettuata entro due mesi dall’apertura dell’anno educativo.</text:span></text:p>
        </text:list-item>
      </text:list>
      <text:list xml:id="list100152708245485" text:continue-list="list100153575963528" text:style-name="EG_20_All_20_nota_20_auto">
        <text:list-item>
          <text:p text:style-name="P15">Nel piano di emergenza si <text:span text:style-name="T8">deve</text:span> tenere conto dell’eventuale impiego di specifici ausili, anche carrellati, per l’evacuazione dei bambini.</text:p>
        </text:list-item>
      </text:list>
      <text:list xml:id="list100153060176585" text:continue-list="list100152905461726" text:style-name="EG_20_All_20_commi">
        <text:list-item>
          <text:p text:style-name="P23">Tutto il personale addetto all’attività deve ricevere formazione antincendio specifica secondo la normativa vigente. Di esso, un numero non inferiore a 4 fino a 50 <text:span text:style-name="Emphasis">occupanti</text:span> deve essere in possesso di specifico attestato di idoneità tecnica. In caso di più di 50 <text:span text:style-name="Emphasis">occupanti</text:span>, la necessità di un numero superiore di addetti in possesso di <text:span text:style-name="Emphasis">attestato di idoneità tecnica</text:span> è frutto di specifica valutazione del rischio.</text:p>
        </text:list-item>
      </text:list>
      <text:h text:style-name="P21" text:outline-level="4"><text:bookmark-start text:name="__RefHeading___Toc197903_1164764843"/><text:span text:style-name="T36">C</text:span>ontrollo dell’incendio<text:bookmark-end text:name="__RefHeading___Toc197903_1164764843"/></text:h>
      <text:list xml:id="list100152868664114" text:continue-list="list100153060176585" text:style-name="EG_20_All_20_commi">
        <text:list-item text:start-value="1">
          <text:p text:style-name="P23"><text:span text:style-name="T22">Le aree dell’attività devono essere dotate di misure di controllo dell’incendio (c</text:span>apitolo <text:span text:style-name="T22"><text:reference-ref text:reference-format="chapter" text:ref-name="ch controllo incendio">Errore: sorgente del riferimento non trovata</text:reference-ref></text:span><text:span text:style-name="T22">) secondo i livelli di prestazione previsti in tabella </text:span><text:span text:style-name="T22"><text:sequence-ref text:reference-format="value" text:ref-name="refTable2">V.9-3</text:sequence-ref></text:span><text:span text:style-name="T22">.</text:span></text:p>
        </text:list-item>
      </text:list>
      <text:list xml:id="list100152358540152" text:continue-list="list100152708245485" text:style-name="EG_20_All_20_nota_20_auto">
        <text:list-item>
          <text:p text:style-name="P15">È preferibile l’impiego di estintori con agente estinguente a base d’acqua.</text:p>
        </text:list-item>
      </text:list>
      <table:table table:name="Tabella1" table:style-name="Tabella1">
        <table:table-column table:style-name="Tabella1.A"/>
        <table:table-column table:style-name="Tabella1.B" table:number-columns-repeated="3"/>
        <table:table-column table:style-name="Tabella1.E"/>
        <table:table-row table:style-name="TableLine94652238694560">
          <table:table-cell table:style-name="Tabella1.A1" table:number-rows-spanned="2" office:value-type="string">
            <text:p text:style-name="P10">Area</text:p>
          </table:table-cell>
          <table:table-cell table:style-name="Tabella1.B1" table:number-columns-spanned="4" office:value-type="string">
            <text:p text:style-name="P10">Attività</text:p>
          </table:table-cell>
          <table:covered-table-cell/>
          <table:covered-table-cell/>
          <table:covered-table-cell/>
        </table:table-row>
        <table:table-row table:style-name="TableLine94652349364752">
          <table:covered-table-cell/>
          <table:table-cell table:style-name="Tabella1.B2" office:value-type="string">
            <text:p text:style-name="P10">HA</text:p>
          </table:table-cell>
          <table:table-cell table:style-name="Tabella1.B2" office:value-type="string">
            <text:p text:style-name="P10">HB</text:p>
          </table:table-cell>
          <table:table-cell table:style-name="Tabella1.B2" office:value-type="string">
            <text:p text:style-name="P10">HC</text:p>
          </table:table-cell>
          <table:table-cell table:style-name="Tabella1.E2" office:value-type="string">
            <text:p text:style-name="P10">HD</text:p>
          </table:table-cell>
        </table:table-row>
        <table:table-row table:style-name="TableLine94652257233056">
          <table:table-cell table:style-name="Tabella1.A3" office:value-type="string">
            <text:p text:style-name="P6">TA, TB, TM1, TM2, TO</text:p>
          </table:table-cell>
          <table:table-cell table:style-name="Tabella1.B3" office:value-type="string">
            <text:p text:style-name="P6">III [1]</text:p>
          </table:table-cell>
          <table:table-cell table:style-name="Tabella1.C3" table:number-columns-spanned="3" office:value-type="string">
            <text:p text:style-name="P6">III</text:p>
          </table:table-cell>
          <table:covered-table-cell/>
          <table:covered-table-cell/>
        </table:table-row>
        <table:table-row table:style-name="TableLine94652311124032">
          <table:table-cell table:style-name="Tabella1.A4" office:value-type="string">
            <text:p text:style-name="P6">TZ</text:p>
          </table:table-cell>
          <table:table-cell table:style-name="Tabella1.B4" table:number-columns-spanned="4" office:value-type="string">
            <text:p text:style-name="P6">Secondo le risultanze della valutazione del rischio</text:p>
          </table:table-cell>
          <table:covered-table-cell/>
          <table:covered-table-cell/>
          <table:covered-table-cell/>
        </table:table-row>
        <table:table-row table:style-name="TableLine94652247481456">
          <table:table-cell table:style-name="Tabella1.A5" table:number-columns-spanned="5" office:value-type="string">
            <text:p text:style-name="P12">[1] È ammesso il livello II se il numero di occupanti <text:span text:style-name="T27">è inferiore a </text:span>100.</text:p>
          </table:table-cell>
          <table:covered-table-cell/>
          <table:covered-table-cell/>
          <table:covered-table-cell/>
          <table:covered-table-cell/>
        </table:table-row>
      </table:table>
      <text:p text:style-name="P8"><text:span text:style-name="T28">Tabella </text:span><text:span text:style-name="T28"><text:sequence text:ref-name="refTable2" text:name="Table" text:formula="ooow:Table+1" style:num-format="1">V.9-3</text:sequence></text:span>: Livell<text:span text:style-name="T10">i</text:span> di prestazione per controllo <text:span text:style-name="T29">dell’incendio</text:span></text:p>
      <text:list xml:id="list100152822722979" text:continue-list="list100152868664114" text:style-name="EG_20_All_20_commi">
        <text:list-item>
          <text:p text:style-name="P23"><text:soft-page-break/><text:span text:style-name="T23">Ai fini dell’applicazione della norma UNI 10779 devono </text:span>essere previsti <text:span text:style-name="T23">i seguenti parametri minimi </text:span><text:span text:style-name="T4">di progettazione:</text:span></text:p>
          <text:list>
            <text:list-item>
              <text:p text:style-name="P26">protezione interna;</text:p>
            </text:list-item>
            <text:list-item>
              <text:p text:style-name="P26">livello di pericolosità 1;</text:p>
            </text:list-item>
            <text:list-item>
              <text:p text:style-name="P23"><text:span text:style-name="T24">alimentazione singola secondo </text:span><text:span text:style-name="T25">UNI </text:span><text:span text:style-name="T24">EN 12845.</text:span></text:p>
            </text:list-item>
          </text:list>
        </text:list-item>
      </text:list>
      <text:list xml:id="list100151995920987" text:continue-list="list100152358540152" text:style-name="EG_20_All_20_nota_20_auto">
        <text:list-item>
          <text:p text:style-name="P15"><text:span text:style-name="T26">I</text:span>n caso di alimentazione singola con livello di pericolosità 1 è ammessa alimentazione idrica di tipo promiscuo.</text:p>
        </text:list-item>
      </text:list>
      <text:h text:style-name="P20" text:outline-level="4"><text:bookmark-start text:name="__RefHeading___Toc197905_1164764843"/><text:span text:style-name="T36">R</text:span>ivelazione ed allarme<text:bookmark-end text:name="__RefHeading___Toc197905_1164764843"/></text:h>
      <text:list xml:id="list100153177667343" text:continue-list="list100152822722979" text:style-name="EG_20_All_20_commi">
        <text:list-item text:start-value="1">
          <text:p text:style-name="P29"><text:span text:style-name="T30">L</text:span>’attività <text:span text:style-name="T5">deve</text:span> essere dotat<text:span text:style-name="T31">a</text:span> di misure di rivelazione ed allarme (<text:span text:style-name="T6">c</text:span>apitolo <text:reference-ref text:reference-format="chapter" text:ref-name="ch IRAI">Errore: sorgente del riferimento non trovata</text:reference-ref>) <text:span text:style-name="T7">di</text:span> livell<text:span text:style-name="T7">o</text:span> di prestazione <text:span text:style-name="T32">IV.</text:span></text:p>
        </text:list-item>
      </text:list>
      <text:list xml:id="list100152965556868" text:continue-list="list100151995920987" text:style-name="EG_20_All_20_nota_20_auto">
        <text:list-item>
          <text:p text:style-name="P15">Non è richiesto il sistema EVAC.</text:p>
        </text:list-item>
      </text:list>
      <text:h text:style-name="P21" text:outline-level="4"><text:bookmark-start text:name="__RefHeading___Toc197907_1164764843"/><text:span text:style-name="T36">S</text:span><text:span text:style-name="T33">icurezza </text:span><text:span text:style-name="T34">degli </text:span><text:span text:style-name="T33">impianti tecn</text:span>ologici e di servizio<text:bookmark-end text:name="__RefHeading___Toc197907_1164764843"/></text:h>
      <text:list xml:id="list100153891585572" text:continue-list="list100153177667343" text:style-name="EG_20_All_20_commi">
        <text:list-item text:start-value="1">
          <text:p text:style-name="P23"><text:span text:style-name="T11">I gas refrigeranti negli impianti di climatizzazione e condizionamento (capitolo </text:span><text:span text:style-name="T11"><text:reference-ref text:reference-format="chapter" text:ref-name="ch sicurezza impianti">Errore: sorgente del riferimento non trovata</text:reference-ref></text:span><text:span text:style-name="T11">) inseriti in aree TA </text:span><text:span text:style-name="T1">o</text:span><text:span text:style-name="T11"> TO devono essere classificati A1 o A2L secondo ISO 81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9"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9</text:chapter><text:s/><text:chapter text:display="name" text:outline-level="2">Asili nido</text:chapter><text:tab/>Pagina <text:chapter text:display="plain-number" text:outline-level="2">V.9</text:chapter>-<text:page-number text:select-page="current">5</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Asili nido</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H13M18S</meta:editing-duration>
    <meta:editing-cycles>25</meta:editing-cycles>
    <meta:generator>LibreOffice/7.0.5.2$Linux_X86_64 LibreOffice_project/00$Build-2</meta:generator>
    <dc:title>modello_codicepi_14</dc:title>
    <dc:date>2021-04-13T10:01:51.692596708</dc:date>
    <meta:document-statistic meta:table-count="3" meta:image-count="0" meta:object-count="0" meta:page-count="6" meta:paragraph-count="124" meta:word-count="1166" meta:character-count="7386" meta:non-whitespace-character-count="6397"/>
    <meta:template xlink:type="simple" xlink:actuate="onRequest" xlink:title="modello_codicepi_14" xlink:href="../../../../../../../Modelli/modello_codicepi_14.ott" meta:date="2020-07-24T15:46:57.439876607"/>
  </office:meta>
</office:document-meta>
</file>